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paragraph-rsid="0038d15f"/>
    </style:style>
    <style:style style:name="P2"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3" style:family="paragraph" style:parent-style-name="Standard">
      <style:paragraph-properties fo:line-height="200%"/>
      <style:text-properties officeooo:paragraph-rsid="003b1118"/>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231b21" style:font-size-asian="12pt" style:font-name-complex="Times New Roman1" style:font-size-complex="12pt"/>
    </style:style>
    <style:style style:name="T3" style:family="text">
      <style:text-properties style:font-name="Times New Roman" fo:font-size="12pt" officeooo:rsid="002da2c7" style:font-size-asian="12pt" style:font-name-complex="Times New Roman1" style:font-size-complex="12pt"/>
    </style:style>
    <style:style style:name="T4" style:family="text">
      <style:text-properties style:font-name="Times New Roman" fo:font-size="12pt" officeooo:rsid="002ec97c" style:font-size-asian="12pt" style:font-name-complex="Times New Roman1" style:font-size-complex="12pt"/>
    </style:style>
    <style:style style:name="T5" style:family="text">
      <style:text-properties style:font-name="Times New Roman" fo:font-size="12pt" officeooo:rsid="00324bd9" style:font-size-asian="12pt" style:font-name-complex="Times New Roman1" style:font-size-complex="12pt"/>
    </style:style>
    <style:style style:name="T6" style:family="text">
      <style:text-properties style:font-name="Times New Roman" fo:font-size="12pt" officeooo:rsid="0033e7c5" style:font-size-asian="12pt" style:font-name-complex="Times New Roman1" style:font-size-complex="12pt"/>
    </style:style>
    <style:style style:name="T7" style:family="text">
      <style:text-properties style:font-name="Times New Roman" fo:font-size="12pt" officeooo:rsid="003614b7" style:font-size-asian="12pt" style:font-name-complex="Times New Roman1" style:font-size-complex="12pt"/>
    </style:style>
    <style:style style:name="T8" style:family="text">
      <style:text-properties style:font-name="Times New Roman" fo:font-size="12pt" officeooo:rsid="003614cf" style:font-size-asian="12pt" style:font-name-complex="Times New Roman1" style:font-size-complex="12pt"/>
    </style:style>
    <style:style style:name="T9" style:family="text">
      <style:text-properties style:font-name="Times New Roman" fo:font-size="12pt" officeooo:rsid="0036ed31" style:font-size-asian="12pt" style:font-name-complex="Times New Roman1" style:font-size-complex="12pt"/>
    </style:style>
    <style:style style:name="T10" style:family="text">
      <style:text-properties style:font-name="Times New Roman" fo:font-size="12pt" officeooo:rsid="003815f2" style:font-size-asian="12pt" style:font-name-complex="Times New Roman1" style:font-size-complex="12pt"/>
    </style:style>
    <style:style style:name="T11" style:family="text">
      <style:text-properties style:font-name="Times New Roman" fo:font-size="12pt" officeooo:rsid="0038d15f" style:font-size-asian="12pt" style:font-name-complex="Times New Roman1" style:font-size-complex="12pt"/>
    </style:style>
    <style:style style:name="T12" style:family="text">
      <style:text-properties style:font-name="Times New Roman" fo:font-size="12pt" officeooo:rsid="003a00a4" style:font-size-asian="12pt" style:font-name-complex="Times New Roman1" style:font-size-complex="12pt"/>
    </style:style>
    <style:style style:name="T13" style:family="text">
      <style:text-properties style:font-name="Times New Roman" fo:font-size="12pt" officeooo:rsid="003b0163" style:font-size-asian="12pt" style:font-name-complex="Times New Roman1" style:font-size-complex="12pt"/>
    </style:style>
    <style:style style:name="T14" style:family="text">
      <style:text-properties style:font-name="Times New Roman" fo:font-size="12pt" officeooo:rsid="003b1118" style:font-size-asian="12pt" style:font-name-complex="Times New Roman1" style:font-size-complex="12pt"/>
    </style:style>
    <style:style style:name="T15" style:family="text">
      <style:text-properties officeooo:rsid="00324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rick Austin<text:line-break/>CS 202 Project <text:span text:style-name="T15">12</text:span> Documentation</text:p>
      <text:p text:style-name="P1"><text:span text:style-name="T1">Purpose: <text:line-break/></text:span><text:span text:style-name="T3"><text:tab/></text:span><text:span text:style-name="T5">For this project I </text:span><text:span text:style-name="T8">implemented three classes (a base class, person, and two derived classes, student and employee), wrote code that would read data from a file into objects of these classes, and then I experimented with them to learn more about inheritance.</text:span><text:span text:style-name="T2"><text:line-break/></text:span><text:span text:style-name="T1">Design: <text:line-break/><text:tab/></text:span><text:span text:style-name="T8">Here are some of my observations about inheritance:<text:line-break/>1. Tested invocation order for constructors. The base class constructor (ie person) is always called before the derived class constructor (student or employee).<text:line-break/>2. Tested invocation order for destructors. The derived class destructor fires first, and then the base class destructor fires. In other words, the destructors fire in the opposite order that the constructors do.<text:line-break/>3. Tested base class pointer with derived class object. You actually can successfully have </text:span><text:span text:style-name="T9">eg</text:span><text:span text:style-name="T8"> a person pointer point at a student object.<text:line-break/>4. Tested derived class pointer with base class object. This appears to be illegal, and will not compile.<text:line-break/>5. Tested derived class pointer with another derived class object, ie student pointer with employee object. This appears to be illegal and does not compile.<text:line-break/></text:span><text:span text:style-name="T9">6. Tested typecasting a person object as a student. I wasn't able to find code that accomplished this. Appears to be impossible </text:span><text:span text:style-name="T11">to compile.</text:span></text:p>
      <text:p text:style-name="P3"><text:soft-page-break/><text:span text:style-name="T11">7. Tested typecasting a student object as a person. This works.</text:span><text:span text:style-name="T9"><text:line-break/></text:span><text:span text:style-name="T12">8.</text:span><text:span text:style-name="T9"> Tested assigning a derived class object to a base class variable. </text:span><text:span text:style-name="T11">The compiler allows this, but it appears that without an overloaded assignment operator there is the possibility of losing the valid data in </text:span><text:span text:style-name="T12">the pointer data members. </text:span><text:span text:style-name="T13">This is probably related to the 'deep copy' issue that came up several times in class.</text:span><text:span text:style-name="T9"><text:line-break/></text:span><text:span text:style-name="T12">9</text:span><text:span text:style-name="T9">. Tested assigning the object from the previous item back to a variable of its original type. </text:span><text:span text:style-name="T10">Th</text:span><text:span text:style-name="T11">e compiler does not allow this at all, and suggests an overloaded assignment operator is needed.</text:span><text:span text:style-name="T14"><text:line-break/>10. While one can't really test it in the main program, I did want to note the peculiarities that arise as a consequence of the 'private' and 'protected' members of the person class. For the protected members, the class itself and the derived classes can directly manipulate the protected members. But I can't manipulate them in the main program.<text:line-break/>11. For the private member, SSN, only the base class can directly manipulate the value. The derived classes have to manipulate SSN through the public functions that allow for one to interface with it. I of course can't manipulate it directly in the main program either.</text:span><text:span text:style-name="T1"><text:line-break/>Problems: <text:line-break/><text:tab/></text:span><text:span text:style-name="T10">This project was straightforward. Implementing functions that related to the int* data members </text:span><text:span text:style-name="T13">required revision after the professor clarified that they needed to point at an int array, where each digit was contained in one cell, but they now appear to function correctly according to my testing. </text:span><text:span text:style-name="T4"><text:line-break/></text:span><text:span text:style-name="T2">Possible changes, given more time:</text:span><text:span text:style-name="T1"><text:line-break/></text:span><text:soft-page-break/><text:span text:style-name="T1"><text:tab/></text:span><text:span text:style-name="T6">N/A, I am mostly happy with t</text:span><text:span text:style-name="T7">his project, </text:span><text:span text:style-name="T13">though perhaps I lacked time/creativity to think of any particularly outrageous experiments in inherit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40</meta:editing-cycles>
    <meta:creation-date>2014-09-03T01:05:00</meta:creation-date>
    <dc:date>2014-12-09T14:50:00.095072136</dc:date>
    <meta:editing-duration>PT39M22S</meta:editing-duration>
    <meta:generator>LibreOffice/4.2.6.3$Linux_X86_64 LibreOffice_project/420m0$Build-3</meta:generator>
    <meta:document-statistic meta:table-count="0" meta:image-count="0" meta:object-count="0" meta:page-count="3" meta:paragraph-count="3" meta:word-count="485" meta:character-count="2985" meta:non-whitespace-character-count="24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